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alibri" svg:font-family="Calibr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start" style:justify-single-word="false"/>
      <style:text-properties fo:font-size="15pt" style:text-underline-style="none" fo:font-weight="normal" style:font-size-asian="15pt" style:font-weight-asian="normal" style:font-size-complex="15pt" style:font-weight-complex="normal"/>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fo:font-size="10pt" style:text-underline-style="none" fo:font-weight="normal"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fo:font-weight="normal" style:font-weight-asian="normal" style:font-weight-complex="normal"/>
    </style:style>
    <style:style style:name="P9" style:family="paragraph" style:parent-style-name="Standard" style:master-page-name="Standard">
      <style:paragraph-properties fo:text-align="center" style:justify-single-word="false" style:page-number="auto"/>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fo:break-before="page"/>
    </style:style>
    <style:style style:name="P12" style:family="paragraph" style:parent-style-name="List_20_Paragraph" style:list-style-name="WWNum1"/>
    <style:style style:name="P13" style:family="paragraph" style:parent-style-name="List_20_Paragraph">
      <style:text-properties style:text-underline-style="solid" style:text-underline-width="auto" style:text-underline-color="font-color"/>
    </style:style>
    <style:style style:name="P14" style:family="paragraph" style:parent-style-name="List_20_Paragraph" style:list-style-name="WWNum3"/>
    <style:style style:name="P15" style:family="paragraph" style:parent-style-name="List_20_Paragraph" style:list-style-name="WWNum4"/>
    <style:style style:name="P16" style:family="paragraph" style:parent-style-name="List_20_Paragraph" style:list-style-name="WWNum5"/>
    <style:style style:name="P17" style:family="paragraph" style:parent-style-name="List_20_Paragraph" style:list-style-name="WWNum2"/>
    <style:style style:name="P18" style:family="paragraph" style:parent-style-name="List_20_Paragraph" style:list-style-name="WWNum1">
      <style:paragraph-properties fo:text-align="end" style:justify-single-word="false"/>
      <style:text-properties fo:font-size="10pt" style:font-size-asian="10pt" style:font-size-complex="10pt"/>
    </style:style>
    <style:style style:name="P19" style:family="paragraph" style:parent-style-name="List_20_Paragraph" style:list-style-name="L1">
      <style:text-properties fo:font-size="10pt" style:font-size-asian="10pt" style:font-size-complex="10pt"/>
    </style:style>
    <style:style style:name="P20" style:family="paragraph" style:parent-style-name="List_20_Paragraph">
      <style:paragraph-properties fo:margin-left="1in" fo:margin-right="0in" fo:text-indent="0in" style:auto-text-indent="false"/>
      <style:text-properties style:text-underline-style="solid" style:text-underline-width="auto" style:text-underline-color="font-color"/>
    </style:style>
    <style:style style:name="P21" style:family="paragraph" style:parent-style-name="List_20_Paragraph">
      <style:paragraph-properties fo:margin-left="1in" fo:margin-right="0in" fo:text-align="end" style:justify-single-word="false" fo:text-indent="0in" style:auto-text-indent="false" fo:break-before="page"/>
      <style:text-properties fo:font-size="10pt" style:text-underline-style="none" style:font-size-asian="10pt" style:font-size-complex="10pt"/>
    </style:style>
    <style:style style:name="P22" style:family="paragraph" style:parent-style-name="List_20_Paragraph">
      <style:paragraph-properties fo:text-align="end" style:justify-single-word="false" fo:break-before="page"/>
      <style:text-properties fo:font-size="10pt" style:font-size-asian="10pt" style:font-size-complex="10pt"/>
    </style:style>
    <style:style style:name="P23" style:family="paragraph" style:parent-style-name="List_20_Paragraph" style:list-style-name="WWNum1">
      <style:paragraph-properties fo:text-align="end" style:justify-single-word="false" fo:break-before="page"/>
      <style:text-properties fo:font-size="10pt" style:font-size-asian="10pt" style:font-size-complex="10pt"/>
    </style:style>
    <style:style style:name="P24" style:family="paragraph" style:parent-style-name="List_20_Paragraph" style:list-style-name="WWNum3">
      <style:paragraph-properties fo:text-align="end" style:justify-single-word="false" fo:break-before="page"/>
      <style:text-properties fo:font-size="10pt" style:font-size-asian="10pt" style:font-size-complex="10pt"/>
    </style:style>
    <style:style style:name="P25" style:family="paragraph" style:parent-style-name="List_20_Paragraph" style:list-style-name="WWNum5">
      <style:paragraph-properties fo:text-align="end" style:justify-single-word="false" fo:break-before="page"/>
      <style:text-properties fo:font-size="10pt" style:font-size-asian="10pt" style:font-size-complex="10pt"/>
    </style:style>
    <style:style style:name="P26" style:family="paragraph" style:parent-style-name="List_20_Paragraph">
      <style:paragraph-properties fo:text-align="end" style:justify-single-word="false" fo:break-before="page"/>
      <style:text-properties fo:font-size="10pt" style:text-underline-style="none" style:font-size-asian="10pt" style:font-size-complex="10pt"/>
    </style:style>
    <style:style style:name="T1" style:family="text">
      <style:text-properties fo:font-size="20pt" style:font-size-asian="20pt" style:font-size-complex="20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style>
    <style:style style:name="T4" style:family="text">
      <style:text-properties fo:font-size="16pt" style:text-underline-style="solid" style:text-underline-width="auto" style:text-underline-color="font-color" fo:font-weight="bold" style:font-size-asian="16pt" style:font-weight-asian="bold" style:font-size-complex="16pt"/>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fo:font-size="12pt" style:font-size-asian="12pt" style:font-size-complex="12pt"/>
    </style:style>
    <style:style style:name="T7" style:family="text">
      <style:text-properties fo:font-size="12pt" fo:font-style="italic" style:font-size-asian="12pt" style:font-style-asian="italic" style:font-size-complex="12pt"/>
    </style:style>
    <style:style style:name="T8" style:family="text">
      <style:text-properties fo:font-size="12pt" style:text-underline-style="none" style:font-size-asian="12pt" style:font-size-complex="12pt"/>
    </style:style>
    <style:style style:name="T9" style:family="text">
      <style:text-properties style:font-name="Wingdings"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4.25in" fo:text-indent="-0.25in" fo:margin-left="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ext:p>
      <text:p text:style-name="P1"><text:span text:style-name="T1"/></text:p>
      <text:p text:style-name="P1"><text:span text:style-name="T1"/></text:p>
      <text:p text:style-name="P1"><text:span text:style-name="T1"/></text:p>
      <text:p text:style-name="P2">SCORE MyCourses – A Course Scheduling System</text:p>
      <text:p text:style-name="P2"/>
      <text:p text:style-name="P1"><text:span text:style-name="T1"/></text:p>
      <text:p text:style-name="P1">Team members: </text:p>
      <text:p text:style-name="P1">Will Crawford, Sabba Petri, Erik Steggall, Justin Lazaro, Benjamin Ross</text:p>
      <text:p text:style-name="P1"/>
      <text:p text:style-name="P11"/>
      <text:p text:style-name="P6">X</text:p>
      <text:p text:style-name="P1"/>
      <text:p text:style-name="P1"/>
      <text:p text:style-name="P1"/>
      <text:p text:style-name="P4"><text:span text:style-name="T3">Contents</text:span></text:p>
      <text:p text:style-name="P3"/>
      <text:p text:style-name="P3"/>
      <text:p text:style-name="P5"><text:tab/><text:span text:style-name="T2">Title<text:tab/><text:tab/><text:tab/><text:tab/>Subject<text:tab/><text:tab/><text:tab/>Page</text:span></text:p>
      <text:p text:style-name="P3"><text:tab/>Context<text:tab/><text:tab/><text:tab/>Intro Description<text:tab/><text:tab/>1</text:p>
      <text:p text:style-name="P3"><text:tab/>Scenario One<text:tab/><text:tab/>Program Admin<text:tab/><text:tab/>2-3</text:p>
      <text:p text:style-name="P3"><text:tab/>Scenario Two<text:tab/><text:tab/>Program Manager<text:tab/><text:tab/>4-5</text:p>
      <text:p text:style-name="P3"><text:tab/>Scenario Three<text:tab/><text:tab/>Lecturer<text:tab/><text:tab/><text:tab/>6</text:p>
      <text:p text:style-name="P3"><text:tab/>Scenario Four<text:tab/><text:tab/>Manager-&gt;Admin<text:tab/><text:tab/>7-8</text:p>
      <text:p text:style-name="P3"><text:tab/>Scenario Five<text:tab/><text:tab/>Student<text:tab/><text:tab/><text:tab/>9</text:p>
      <text:p text:style-name="P1"><text:span text:style-name="T4"/></text:p>
      <text:p text:style-name="P11"><text:span text:style-name="T4"/></text:p>
      <text:p text:style-name="P7">1</text:p>
      <text:p text:style-name="P1"><text:span text:style-name="T4"/></text:p>
      <text:p text:style-name="P1"><text:span text:style-name="T5">Context</text:span></text:p>
      <text:p text:style-name="P1"><text:span text:style-name="T5"/></text:p>
      <text:p text:style-name="Standard"><text:span text:style-name="T6"><text:tab/>The MyCourses scheduling system will allow program managers, program administrators, lecturers, and students to create, assign, detail and sign up for courses. This will be an end-to-end system that incorporates an algorithm that will automatically schedule courses based on a list of constraints. </text:span></text:p>
      <text:p text:style-name="Standard"><text:span text:style-name="T6"><text:tab/>Our Course Scheduling System will be executed through following sequence: </text:span></text:p>
      <text:p text:style-name="Standard"><text:span text:style-name="T6"><text:tab/>Step 1: The program administrator will designate and list out all the possible courses, times, and location and then submits the information for the program managers.</text:span></text:p>
      <text:p text:style-name="Standard"><text:span text:style-name="T6"><text:tab/>Step 2: The program man</text:span><text:bookmark text:name="_GoBack"/><text:span text:style-name="T6">ager determines which courses and lecturers that will be offered in the particular quarter and releases the information to the lecturers.</text:span></text:p>
      <text:p text:style-name="Standard"><text:span text:style-name="T6"><text:tab/>Step 3: The lecturer fills out his constraints and information about the course. Which is then accepted by the program manager, who submits their departments' information to the program administrator. Once accepted by the program administrator, the course schedule is released to the students.</text:span></text:p>
      <text:p text:style-name="Standard"><text:span text:style-name="T6"><text:tab/>Step 4: Finally, the information is presented to the students who can then sign up for their classes.</text:span></text:p>
      <text:p text:style-name="Standard"><text:span text:style-name="T6"><text:tab/>In our scenarios we have designated George Blumenthal to be our Program Administrator, Charlie McDowell is our Program Manager, Patrick Tantalo is our Lecturer and Erik Steggall represents our student. </text:span></text:p>
      <text:p text:style-name="Standard"><text:span text:style-name="T6"/></text:p>
      <text:p text:style-name="P10"><text:span text:style-name="T6"/></text:p>
      <text:p text:style-name="P7">2</text:p>
      <text:p text:style-name="P8"><text:span text:style-name="T5">Program Administrator</text:span></text:p>
      <text:p text:style-name="Standard"><text:span text:style-name="T6">In this scenario, we will outline the initial roll of the Program Administrator who functions similar to the registrar’s office. They are in charge of the overall MyCourses system and managing the database across all departments</text:span></text:p>
      <text:list xml:id="list1029020973" text:style-name="WWNum1">
        <text:list-item>
          <text:p text:style-name="P12"><text:span text:style-name="T6">The program administrator, George Blumenthal, signs into the browser-based MyCourses Portal with their credentials</text:span></text:p>
        </text:list-item>
        <text:list-item>
          <text:p text:style-name="P12"><text:span text:style-name="T6">Once logged in, Mr. Blumenthal enters the Portal and a notice pops up indicating that the database needs information to be filled in order to continue</text:span></text:p>
        </text:list-item>
        <text:list-item>
          <text:p text:style-name="P12"><text:span text:style-name="T6">Upon opening the database, it opens an empty table in a spreadsheet format</text:span></text:p>
        </text:list-item>
        <text:list-item>
          <text:p text:style-name="P12"><text:span text:style-name="T6">The top of the table requires will need the following information: </text:span></text:p>
          <text:list>
            <text:list-item>
              <text:p text:style-name="P12"><text:span text:style-name="T6">List of all classrooms and buildings available</text:span></text:p>
              <text:list>
                <text:list-item>
                  <text:p text:style-name="P12"><text:span text:style-name="T6">Classroom size</text:span></text:p>
                </text:list-item>
                <text:list-item>
                  <text:p text:style-name="P12"><text:span text:style-name="T6">Subject preference (Social Sciences belong with Sociology)</text:span></text:p>
                </text:list-item>
              </text:list>
            </text:list-item>
            <text:list-item>
              <text:p text:style-name="P12"><text:span text:style-name="T6">List of all the day slots </text:span></text:p>
            </text:list-item>
            <text:list-item>
              <text:p text:style-name="P12"><text:span text:style-name="T6">List of time slots</text:span></text:p>
            </text:list-item>
            <text:list-item>
              <text:p text:style-name="P12"><text:span text:style-name="T6">List of courses offered of every subject </text:span></text:p>
              <text:list>
                <text:list-item>
                  <text:p text:style-name="P12"><text:span text:style-name="T6">This will be submitted separately into a database table by, a Program Manager</text:span></text:p>
                </text:list-item>
              </text:list>
            </text:list-item>
            <text:list-item>
              <text:p text:style-name="P12"><text:span text:style-name="T6">Initially, each of the classrooms will be completely free and available unless otherwise </text:span></text:p>
            </text:list-item>
          </text:list>
        </text:list-item>
        <text:list-item>
          <text:p text:style-name="P12"><text:span text:style-name="T6">Mr. Blumenthal manually enters each classroom organized by building</text:span></text:p>
          <text:list>
            <text:list-item>
              <text:p text:style-name="P12"><text:span text:style-name="T6">Baskin Engineering </text:span><text:span text:style-name="T9"></text:span><text:span text:style-name="T6"> BE 156 </text:span></text:p>
            </text:list-item>
            <text:list-item>
              <text:p text:style-name="P12"><text:span text:style-name="T6">E2 </text:span><text:span text:style-name="T9"></text:span><text:span text:style-name="T6"> E2 192</text:span></text:p>
              <text:p text:style-name="P23">3</text:p>
              <text:p text:style-name="P18"/>
            </text:list-item>
          </text:list>
        </text:list-item>
        <text:list-item>
          <text:p text:style-name="P12"><text:span text:style-name="T6">Mr. Blumenthal also enters the time slots and dates available to all the classrooms</text:span></text:p>
          <text:list>
            <text:list-item>
              <text:p text:style-name="P12"><text:span text:style-name="T6">Monday, Wednesday and Friday </text:span></text:p>
            </text:list-item>
            <text:list-item>
              <text:p text:style-name="P12"><text:span text:style-name="T6">Tuesday &amp; Thursday</text:span></text:p>
            </text:list-item>
            <text:list-item>
              <text:p text:style-name="P12"><text:span text:style-name="T6">Monday &amp; Wednesday</text:span></text:p>
            </text:list-item>
          </text:list>
        </text:list-item>
        <text:list-item>
          <text:p text:style-name="P12"><text:span text:style-name="T6">Mr. Blumenthal enters all the courses organized by subject</text:span></text:p>
          <text:list>
            <text:list-item>
              <text:p text:style-name="P12"><text:span text:style-name="T6">Economics </text:span><text:span text:style-name="T9"></text:span><text:span text:style-name="T6"> Econ 1</text:span></text:p>
            </text:list-item>
            <text:list-item>
              <text:p text:style-name="P12"><text:span text:style-name="T6">Computer Science </text:span><text:span text:style-name="T9"></text:span><text:span text:style-name="T6"> CMPS 12A</text:span></text:p>
            </text:list-item>
          </text:list>
        </text:list-item>
        <text:list-item>
          <text:p text:style-name="P12"><text:span text:style-name="T6">Once the information has been filled, Mr. Blumenthal submits and the information will be stored and the program manager can start determining which courses to offer for the upcoming quarter</text:span></text:p>
        </text:list-item>
      </text:list>
      <text:p text:style-name="P13"/>
      <text:p text:style-name="P26">4</text:p>
      <text:p text:style-name="P13"/>
      <text:p text:style-name="P1"><text:span text:style-name="T5">Program Manager</text:span></text:p>
      <text:p text:style-name="Standard"><text:span text:style-name="T6">In this scenario, we will outline the initial relationship between the Program Manager and the MyCourses system. <text:s/>For this particular system, Program Managers are segregated into different subjects (Art, Computer Science, Economics). The Lecturer has not yet submitted any constraint information.</text:span></text:p>
      <text:list xml:id="list1051754279" text:style-name="WWNum3">
        <text:list-item>
          <text:p text:style-name="P14"><text:span text:style-name="T6">The Program Manager, Charlie McDowell, signs into the browser-based MyCourses Portal with their credentials </text:span></text:p>
          <text:list>
            <text:list-item>
              <text:p text:style-name="P14"><text:span text:style-name="T6">Mr. McDowell is in charge of the Computer Science department.</text:span></text:p>
            </text:list-item>
          </text:list>
        </text:list-item>
        <text:list-item>
          <text:p text:style-name="P14"><text:span text:style-name="T6">Once logged in, a message pops up saying that the database is ready for information about the Fall 2010 quarter. Mr. McDowell opens a database of all listed courses for the Computer Science department specified by <text:s/>Mr. Blumenthal</text:span></text:p>
          <text:list>
            <text:list-item>
              <text:p text:style-name="P14"><text:span text:style-name="T6">This database will list all of the courses (in this case Computer Science courses) offered at UCSC.</text:span></text:p>
              <text:list>
                <text:list-item>
                  <text:p text:style-name="P14"><text:span text:style-name="T6">The course list will be displayed in a table-like interface and will highlight upon selection</text:span></text:p>
                </text:list-item>
                <text:list-item>
                  <text:p text:style-name="P14"><text:span text:style-name="T6">Selecting the courses will indicate that the course will be offered for this quarter</text:span></text:p>
                </text:list-item>
              </text:list>
            </text:list-item>
            <text:list-item>
              <text:p text:style-name="P14"><text:span text:style-name="T6">Upon selecting the lecturers for the course, another small table will pop up next to the selected course and Mr. McDowell will be able to select which professors to teach this course</text:span></text:p>
              <text:list>
                <text:list-item>
                  <text:p text:style-name="P14"><text:span text:style-name="T6">The table will display all available professors in the Computer Science Department </text:span></text:p>
                </text:list-item>
                <text:list-item>
                  <text:p text:style-name="P14"><text:span text:style-name="T6">It will also place the professors that have previously taught the course at the top of the table</text:span></text:p>
                </text:list-item>
              </text:list>
            </text:list-item>
          </text:list>
        </text:list-item>
        <text:list-item>
          <text:p text:style-name="P14"><text:span text:style-name="T6">Mr. McDowell selects the following courses to be offered in Fall 2010: CMPS 115, CMPS 12A, CMPS 101, CMPS 12B, etc </text:span></text:p>
          <text:p text:style-name="P14"><text:span text:style-name="T6"/></text:p>
          <text:p text:style-name="P24">5</text:p>
        </text:list-item>
        <text:list-item>
          <text:p text:style-name="P14"><text:span text:style-name="T6">Upon selecting CMPS 12A, a table will pop up of the teachers that have previously taught the course: Wesley Mackey, Patrick Tantalo, etc. </text:span></text:p>
        </text:list-item>
        <text:list-item>
          <text:p text:style-name="P14"><text:span text:style-name="T6">Mr. McDowell selects and highlights Wesley Mackey and Patrick Tantalo in the table as possible candidates to teach CMPS 12A for Fall 2010</text:span></text:p>
        </text:list-item>
        <text:list-item>
          <text:p text:style-name="P14"><text:span text:style-name="T6">When finished, Mr. McDowell clicks the “submit” button, and the courses selected will be stored onto another table in the database titled: “Fall 2010” </text:span></text:p>
          <text:list>
            <text:list-item>
              <text:p text:style-name="P14"><text:span text:style-name="T6">At this point, the table is ready to be reviewed upon completion of the table of the Lecturer constraints. </text:span></text:p>
            </text:list-item>
            <text:list-item>
              <text:p text:style-name="P14"><text:span text:style-name="T6">Once the lecturers submit their constraints, the Fall 2010 database will be submitted for approval to</text:span><text:span text:style-name="T8"> Mr. Blumenthal</text:span></text:p>
            </text:list-item>
          </text:list>
        </text:list-item>
      </text:list>
      <text:p text:style-name="P20"/>
      <text:p text:style-name="P21">6</text:p>
      <text:p text:style-name="P1"><text:span text:style-name="T5">Lecturer</text:span></text:p>
      <text:p text:style-name="Standard"><text:span text:style-name="T6">In this scenario, we will outline the initial relationship between a Lecturer’s first time logging into the MyCourses system before the new quarter begins. The lecturer submits constraint information.</text:span></text:p>
      <text:list xml:id="list1072680448" text:style-name="WWNum4">
        <text:list-item>
          <text:p text:style-name="P15"><text:span text:style-name="T6">Patrick Tantalo will sign into the browser-based MyCourses Portal with their credentials</text:span></text:p>
          <text:list>
            <text:list-item>
              <text:p text:style-name="P15"><text:span text:style-name="T6">Mr. Tantalo is a Computer Science Professor</text:span></text:p>
            </text:list-item>
          </text:list>
        </text:list-item>
        <text:list-item>
          <text:p text:style-name="P15"><text:span text:style-name="T6">Once logged in, a message pops up indicating that Mr. Tantalo has not yet filled out his personal information about his constraints for the quarter and he must fill it out in order to continue using the MyCourses portal</text:span></text:p>
        </text:list-item>
        <text:list-item>
          <text:p text:style-name="P15"><text:span text:style-name="T6">Mr. Tantalo opens the form and fills out the constraints which include, in pull down-menu-style:</text:span></text:p>
          <text:list>
            <text:list-item>
              <text:p text:style-name="P15"><text:span text:style-name="T6">Courses - This will display the courses available to Mr. Tantalo pre-determined by the Program Manager and can select multiple at a time</text:span></text:p>
            </text:list-item>
            <text:list-item>
              <text:p text:style-name="P15"><text:span text:style-name="T6">Time – This will display his preferred time slots </text:span></text:p>
            </text:list-item>
            <text:list-item>
              <text:p text:style-name="P15"><text:span text:style-name="T6">Days – This will display his preferred day slots </text:span></text:p>
            </text:list-item>
          </text:list>
        </text:list-item>
        <text:list-item>
          <text:p text:style-name="P15"><text:span text:style-name="T6">After Mr. Tantalo completes the form, they will submit the form into the database where it will await for further approval from the Program Administrator</text:span></text:p>
        </text:list-item>
      </text:list>
      <text:p text:style-name="List_20_Paragraph"/>
      <text:p text:style-name="P22">7</text:p>
      <text:p text:style-name="P1"><text:span text:style-name="T5">Manager to Administrator</text:span></text:p>
      <text:p text:style-name="Standard"><text:span text:style-name="T6">In this scenario, Charlie McDowell has already determined which courses and which </text:span><text:span text:style-name="T7">preferred</text:span><text:span text:style-name="T6"> lecturers will be teaching next quarter into a database table. Patrick Tantalo has also determined their scheduling and class constraints for the quarter into another database table. After both parties have submitted the proper information, the table is merged together and sent to the George Blumenthal</text:span></text:p>
      <text:list xml:id="list487810446" text:style-name="WWNum5">
        <text:list-item>
          <text:p text:style-name="P16"><text:span text:style-name="T6">Mr. Blumenthal logs into the MyCourses Portal and a message pops up indicating that all the Program Managers and Lecturers have completed their necessary information and everything has been merged onto a new database table. </text:span></text:p>
        </text:list-item>
        <text:list-item>
          <text:p text:style-name="P16"><text:span text:style-name="T6">Mr. Blumenthal opens the database and pops up a big table with all the information submitted by the Program Manager and Lecturer</text:span></text:p>
          <text:list>
            <text:list-item>
              <text:p text:style-name="P16"><text:span text:style-name="T6">Mr. Blumenthal is able to see the following:</text:span></text:p>
              <text:list>
                <text:list-item>
                  <text:p text:style-name="P16"><text:span text:style-name="T6">Subjects offered this quarter</text:span></text:p>
                </text:list-item>
                <text:list-item>
                  <text:p text:style-name="P16"><text:span text:style-name="T6">Lecturers available</text:span></text:p>
                </text:list-item>
              </text:list>
            </text:list-item>
            <text:list-item>
              <text:p text:style-name="P16"><text:span text:style-name="T6">As he selects the Subjects offered he sees:</text:span></text:p>
              <text:list>
                <text:list-item>
                  <text:p text:style-name="P16"><text:span text:style-name="T6">All the courses offered this quarter specified by the Program Manager</text:span></text:p>
                </text:list-item>
                <text:list-item>
                  <text:p text:style-name="P16"><text:span text:style-name="T6">When Mr. Blumenthal selects the courses, he can see also the recommended professors to teach the course</text:span></text:p>
                </text:list-item>
                <text:list-item>
                  <text:p text:style-name="P16"><text:span text:style-name="T6">It will also display all the Professor information provided in a window</text:span></text:p>
                </text:list-item>
              </text:list>
            </text:list-item>
          </text:list>
        </text:list-item>
      </text:list>
      <text:list xml:id="list903682163" text:style-name="L1">
        <text:list-item>
          <text:list>
            <text:list-item>
              <text:list>
                <text:list-item>
                  <text:p text:style-name="P19">Courses </text:p>
                </text:list-item>
                <text:list-item>
                  <text:p text:style-name="P19">Days</text:p>
                </text:list-item>
                <text:list-item>
                  <text:p text:style-name="P19">Time Commitments</text:p>
                </text:list-item>
              </text:list>
            </text:list-item>
          </text:list>
        </text:list-item>
      </text:list>
      <text:list xml:id="list95913847" text:continue-list="list487810446" text:style-name="WWNum5">
        <text:list-item>
          <text:p text:style-name="P16"><text:span text:style-name="T6">Mr. Blumenthal reviews everything and ensures that all the information has been filled and/or not missing</text:span></text:p>
          <text:p text:style-name="P16"><text:span text:style-name="T6"/></text:p>
          <text:p text:style-name="P25">8</text:p>
          <text:list>
            <text:list-item>
              <text:p text:style-name="P16"><text:span text:style-name="T6">He can also view a summary of the information indicating statistical analysis of the information</text:span></text:p>
            </text:list-item>
          </text:list>
        </text:list-item>
        <text:list-item>
          <text:p text:style-name="P16"><text:span text:style-name="T6">Once approved, Mr. Blumenthal runs the MyCourses algorithm to create the course schedule</text:span></text:p>
        </text:list-item>
        <text:list-item>
          <text:p text:style-name="P16"><text:span text:style-name="T6">Once the program has finished running, then the MyCourses Portal will send a message to Mr. Blumenthal that it is complete running the program</text:span></text:p>
        </text:list-item>
        <text:list-item>
          <text:p text:style-name="P16"><text:span text:style-name="T6">Mr. Blumenthal reviews the course schedule and once he approves, he submits it to the Program Managers of each department for further review and approval</text:span></text:p>
          <text:list>
            <text:list-item>
              <text:p text:style-name="P16"><text:span text:style-name="T6">The course schedule can be displayed in a summary page or in a detailed table</text:span></text:p>
            </text:list-item>
          </text:list>
        </text:list-item>
        <text:list-item>
          <text:p text:style-name="P16"><text:span text:style-name="T6">Once Mr. Tantalo approves the course schedule, the schedule will be made available online and available to the public (students) </text:span></text:p>
        </text:list-item>
      </text:list>
      <text:p text:style-name="List_20_Paragraph"/>
      <text:p text:style-name="P22">9</text:p>
      <text:p text:style-name="P1"><text:span text:style-name="T5">Student</text:span></text:p>
      <text:p text:style-name="Standard"><text:span text:style-name="T6">In this scenario, the MyCourses scheduling system is complete and posted on the website. The students can now log into the system and sign up for classes</text:span></text:p>
      <text:list xml:id="list783935975" text:style-name="WWNum2">
        <text:list-item>
          <text:p text:style-name="P17"><text:span text:style-name="T6">Erik Steggall logs into the MyCourses Portal and sees that he is able to sign up for classes</text:span></text:p>
        </text:list-item>
        <text:list-item>
          <text:p text:style-name="P17"><text:span text:style-name="T6">A pull-down menu is initially shown to show which subjects are available this quarter and also right next to it, a table of courses selected along with the professor and times and dates</text:span></text:p>
          <text:list>
            <text:list-item>
              <text:p text:style-name="P17"><text:span text:style-name="T6">This table next to the pull-down menu will be known as a shopping cart</text:span></text:p>
            </text:list-item>
          </text:list>
        </text:list-item>
        <text:list-item>
          <text:p text:style-name="P17"><text:span text:style-name="T6">Erik selects Computer Science</text:span></text:p>
        </text:list-item>
        <text:list-item>
          <text:p text:style-name="P17"><text:span text:style-name="T6">Upon selection of Computer Science, a list of courses appears </text:span></text:p>
        </text:list-item>
        <text:list-item>
          <text:p text:style-name="P17"><text:span text:style-name="T6">Erik selects CS 12A</text:span></text:p>
        </text:list-item>
        <text:list-item>
          <text:p text:style-name="P17"><text:span text:style-name="T6">After selecting the course, he can click “submit” and the course will transfer over to his shopping cart</text:span></text:p>
        </text:list-item>
        <text:list-item>
          <text:p text:style-name="P17"><text:span text:style-name="T6">After filling their shopping carts with their desired classes, they can submit their shopping cart and will automatically sign up for his classes</text:spa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alibri" svg:font-family="Calibr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DejaVu LGC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stin</meta:initial-creator>
    <dc:creator>Erik Steggall</dc:creator>
    <meta:editing-cycles>16</meta:editing-cycles>
    <meta:creation-date>2010-10-07T07:58:00</meta:creation-date>
    <dc:date>2010-10-18T12:55:46</dc:date>
    <meta:editing-duration>PT01H15M58S</meta:editing-duration>
    <meta:generator>OpenOffice.org/3.2$Unix OpenOffice.org_project/320m18$Build-9502</meta:generator>
    <meta:document-statistic meta:table-count="0" meta:image-count="0" meta:object-count="0" meta:page-count="11" meta:paragraph-count="112" meta:word-count="1558" meta:character-count="9373"/>
    <meta:template xlink:type="simple" xlink:actuate="onRequest" xlink:title="Normal.dotm" xlink:href=""/>
  </office:meta>
</office:document-meta>
</file>